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[INFO ] @@0.000000, Host(A) sends Packet(PacketType.DATA SN=1, 10 bytes)</text:p>
      <text:p text:style-name="Standard">[INFO ] @@0.000085, Router(R) received Packet(PacketType.DATA SN=1, 10 bytes) on NIC(R:eth0), forwarded on NIC(R:eth1)</text:p>
      <text:p text:style-name="Standard">[INFO ] @@0.000250, Host(B) received Packet(PacketType.DATA SN=1, 10 bytes), sending ACK</text:p>
      <text:p text:style-name="Standard">[INFO ] @@0.000271, Router(R) received Packet(PacketType.ACK SN=1, 1 bytes) on NIC(R:eth1), forwarded on NIC(R:eth0)</text:p>
      <text:p text:style-name="Standard">[INFO ] @@0.000284, Host(A) received ACK for SN=1</text:p>
      <text:p text:style-name="Standard">[INFO ] @@0.000284, Host(A) Frigo status: 0 packets pending []</text:p>
      <text:p text:style-name="Standard">[INFO ] @@0.000284, Host(A) Window space available, taking SN=2 from buffer</text:p>
      <text:p text:style-name="Standard">[INFO ] @@0.000284, Host(A) sends Packet(PacketType.DATA SN=2, 10 bytes)</text:p>
      <text:p text:style-name="Standard">[INFO ] @@0.000369, Router(R) received Packet(PacketType.DATA SN=2, 10 bytes) on NIC(R:eth0), forwarded on NIC(R:eth1)</text:p>
      <text:p text:style-name="Standard">[INFO ] @@0.000534, Host(B) received Packet(PacketType.DATA SN=2, 10 bytes), sending ACK</text:p>
      <text:p text:style-name="Standard">[INFO ] @@0.000555, Router(R) received Packet(PacketType.ACK SN=2, 1 bytes) on NIC(R:eth1), forwarded on NIC(R:eth0)</text:p>
      <text:p text:style-name="Standard">[INFO ] @@0.000568, Host(A) received ACK for SN=2</text:p>
      <text:p text:style-name="Standard">[INFO ] @@0.000568, Host(A) Frigo status: 0 packets pending []</text:p>
      <text:p text:style-name="Standard">[INFO ] @@0.000568, Host(A) Window space available, taking SN=3 from buffer</text:p>
      <text:p text:style-name="Standard">[INFO ] @@0.000568, Host(A) sends Packet(PacketType.DATA SN=3, 10 bytes)</text:p>
      <text:p text:style-name="Standard">[INFO ] @@0.000653, Router(R) received Packet(PacketType.DATA SN=3, 10 bytes) on NIC(R:eth0), forwarded on NIC(R:eth1)</text:p>
      <text:p text:style-name="Standard">[INFO ] @@0.000818, Host(B) received Packet(PacketType.DATA SN=3, 10 bytes), sending ACK</text:p>
      <text:p text:style-name="Standard">[INFO ] @@0.000839, Router(R) received Packet(PacketType.ACK SN=3, 1 bytes) on NIC(R:eth1), forwarded on NIC(R:eth0)</text:p>
      <text:p text:style-name="Standard">[INFO ] @@0.000852, Host(A) received ACK for SN=3</text:p>
      <text:p text:style-name="Standard">[INFO ] @@0.000852, Host(A) Frigo status: 0 packets pending []</text:p>
      <text:p text:style-name="Standard">[INFO ] @@0.000852, Host(A) Window space available, taking SN=4 from buffer</text:p>
      <text:p text:style-name="Standard">[INFO ] @@0.000852, Host(A) sends Packet(PacketType.DATA SN=4, 10 bytes)</text:p>
      <text:p text:style-name="Standard">[INFO ] @@0.000937, Router(R) received Packet(PacketType.DATA SN=4, 10 bytes) on NIC(R:eth0), forwarded on NIC(R:eth1)</text:p>
      <text:p text:style-name="Standard">[INFO ] @@0.001102, Host(B) received Packet(PacketType.DATA SN=4, 10 bytes), sending ACK</text:p>
      <text:p text:style-name="Standard">[INFO ] @@0.001123, Router(R) received Packet(PacketType.ACK SN=4, 1 bytes) on NIC(R:eth1), forwarded on NIC(R:eth0)</text:p>
      <text:p text:style-name="Standard">[INFO ] @@0.001136, Host(A) received ACK for SN=4</text:p>
      <text:p text:style-name="Standard">[INFO ] @@0.001136, Host(A) Frigo status: 0 packets pending []</text:p>
      <text:p text:style-name="Standard">[INFO ] @@0.001136, Host(A) Window space available, taking SN=5 from buffer</text:p>
      <text:p text:style-name="Standard">[INFO ] @@0.001136, Host(A) sends Packet(PacketType.DATA SN=5, 10 bytes)</text:p>
      <text:p text:style-name="Standard">[INFO ] @@0.001221, Router(R) received Packet(PacketType.DATA SN=5, 10 bytes) on NIC(R:eth0), forwarded on NIC(R:eth1)</text:p>
      <text:p text:style-name="Standard">[INFO ] @@0.001386, Host(B) received Packet(PacketType.DATA SN=5, 10 bytes), sending ACK</text:p>
      <text:p text:style-name="Standard">[INFO ] @@0.001407, Router(R) received Packet(PacketType.ACK SN=5, 1 bytes) on NIC(R:eth1), forwarded on NIC(R:eth0)</text:p>
      <text:p text:style-name="Standard">[INFO ] @@0.001420, Host(A) received ACK for SN=5</text:p>
      <text:p text:style-name="Standard">[INFO ] @@0.001420, Host(A) Frigo status: 0 packets pending []</text:p>
      <text:p text:style-name="Standard">[INFO ] @@0.001420, Host(A) Window space available, taking SN=6 from buffer</text:p>
      <text:p text:style-name="Standard">[INFO ] @@0.001420, Host(A) sends Packet(PacketType.DATA SN=6, 10 bytes)</text:p>
      <text:p text:style-name="Standard">[INFO ] @@0.001505, Router(R) received Packet(PacketType.DATA SN=6, 10 bytes) on NIC(R:eth0), forwarded on NIC(R:eth1)</text:p>
      <text:p text:style-name="Standard">[INFO ] @@0.001670, Host(B) received Packet(PacketType.DATA SN=6, 10 bytes), sending ACK</text:p>
      <text:p text:style-name="Standard">[INFO ] @@0.001691, Router(R) received Packet(PacketType.ACK SN=6, 1 bytes) on NIC(R:eth1), forwarded on NIC(R:eth0)</text:p>
      <text:p text:style-name="Standard">[INFO ] @@0.001704, Host(A) received ACK for SN=6</text:p>
      <text:p text:style-name="Standard"><text:soft-page-break/>[INFO ] @@0.001704, Host(A) Frigo status: 0 packets pending []</text:p>
      <text:p text:style-name="Standard">[INFO ] @@0.001704, Host(A) Window space available, taking SN=7 from buffer</text:p>
      <text:p text:style-name="Standard">[INFO ] @@0.001704, Host(A) sends Packet(PacketType.DATA SN=7, 10 bytes)</text:p>
      <text:p text:style-name="Standard">[INFO ] @@0.001789, Router(R) received Packet(PacketType.DATA SN=7, 10 bytes) on NIC(R:eth0), forwarded on NIC(R:eth1)</text:p>
      <text:p text:style-name="Standard">[INFO ] @@0.001954, Host(B) received Packet(PacketType.DATA SN=7, 10 bytes), sending ACK</text:p>
      <text:p text:style-name="Standard">[INFO ] @@0.001975, Router(R) received Packet(PacketType.ACK SN=7, 1 bytes) on NIC(R:eth1), forwarded on NIC(R:eth0)</text:p>
      <text:p text:style-name="Standard">[INFO ] @@0.001988, Host(A) received ACK for SN=7</text:p>
      <text:p text:style-name="Standard">[INFO ] @@0.001988, Host(A) Frigo status: 0 packets pending []</text:p>
      <text:p text:style-name="Standard">[INFO ] @@0.001988, Host(A) Window space available, taking SN=8 from buffer</text:p>
      <text:p text:style-name="Standard">[INFO ] @@0.001988, Host(A) sends Packet(PacketType.DATA SN=8, 10 bytes)</text:p>
      <text:p text:style-name="Standard">[INFO ] @@0.002073, Router(R) received Packet(PacketType.DATA SN=8, 10 bytes) on NIC(R:eth0), forwarded on NIC(R:eth1)</text:p>
      <text:p text:style-name="Standard">[INFO ] @@0.002238, Host(B) received Packet(PacketType.DATA SN=8, 10 bytes), sending ACK</text:p>
      <text:p text:style-name="Standard">[INFO ] @@0.002259, Router(R) received Packet(PacketType.ACK SN=8, 1 bytes) on NIC(R:eth1), forwarded on NIC(R:eth0)</text:p>
      <text:p text:style-name="Standard">[INFO ] @@0.002272, Host(A) received ACK for SN=8</text:p>
      <text:p text:style-name="Standard">[INFO ] @@0.002272, Host(A) Frigo status: 0 packets pending []</text:p>
      <text:p text:style-name="Standard">[INFO ] @@0.002272, Host(A) Window space available, taking SN=9 from buffer</text:p>
      <text:p text:style-name="Standard">[INFO ] @@0.002272, Host(A) sends Packet(PacketType.DATA SN=9, 10 bytes)</text:p>
      <text:p text:style-name="Standard">[INFO ] @@0.002357, Router(R) received Packet(PacketType.DATA SN=9, 10 bytes) on NIC(R:eth0), forwarded on NIC(R:eth1)</text:p>
      <text:p text:style-name="Standard">[INFO ] @@0.002522, Host(B) received Packet(PacketType.DATA SN=9, 10 bytes), sending ACK</text:p>
      <text:p text:style-name="Standard">[INFO ] @@0.002543, Router(R) received Packet(PacketType.ACK SN=9, 1 bytes) on NIC(R:eth1), forwarded on NIC(R:eth0)</text:p>
      <text:p text:style-name="Standard">[INFO ] @@0.002556, Host(A) received ACK for SN=9</text:p>
      <text:p text:style-name="Standard">[INFO ] @@0.002556, Host(A) Frigo status: 0 packets pending []</text:p>
      <text:p text:style-name="Standard">[INFO ] @@0.002556, Host(A) Window space available, taking SN=10 from buffer</text:p>
      <text:p text:style-name="Standard">[INFO ] @@0.002556, Host(A) sends Packet(PacketType.DATA SN=10, 10 bytes)</text:p>
      <text:p text:style-name="Standard">[INFO ] @@0.002641, Router(R) received Packet(PacketType.DATA SN=10, 10 bytes) on NIC(R:eth0), forwarded on NIC(R:eth1)</text:p>
      <text:p text:style-name="Standard">[INFO ] @@0.002806, Host(B) received Packet(PacketType.DATA SN=10, 10 bytes), sending ACK</text:p>
      <text:p text:style-name="Standard">[INFO ] @@0.002827, Router(R) received Packet(PacketType.ACK SN=10, 1 bytes) on NIC(R:eth1), forwarded on NIC(R:eth0)</text:p>
      <text:p text:style-name="Standard">[INFO ] @@0.002840, Host(A) received ACK for SN=10</text:p>
      <text:p text:style-name="Standard">[INFO ] @@0.002840, Host(A) Frigo status: 0 packets pending [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6-01-11T15:59:58.176000000</meta:creation-date>
    <dc:date>2026-01-11T16:03:30.799000000</dc:date>
    <meta:editing-duration>PT3M32S</meta:editing-duration>
    <meta:editing-cycles>2</meta:editing-cycles>
    <meta:generator>LibreOffice/24.2.7.2$Windows_X86_64 LibreOffice_project/ee3885777aa7032db5a9b65deec9457448a91162</meta:generator>
    <meta:document-statistic meta:table-count="0" meta:image-count="0" meta:object-count="0" meta:page-count="2" meta:paragraph-count="69" meta:word-count="759" meta:character-count="5731" meta:non-whitespace-character-count="5041"/>
  </office:meta>
</office:document-meta>
</file>